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top" draw:auto-grow-height="false" fo:min-height="22.592cm" fo:min-width="14.842cm"/>
    </style:style>
    <style:style style:name="gr2" style:family="graphic" style:parent-style-name="standard">
      <style:graphic-properties draw:fill-color="#aea79f" draw:textarea-horizontal-align="justify" draw:textarea-vertical-align="top" draw:auto-grow-height="false" fo:min-height="3.154cm" fo:min-width="15.033cm"/>
    </style:style>
    <style:style style:name="gr3" style:family="graphic" style:parent-style-name="standard">
      <style:graphic-properties draw:fill-color="#aea79f" draw:textarea-horizontal-align="justify" draw:textarea-vertical-align="top" draw:auto-grow-height="false" fo:min-height="3.812cm" fo:min-width="14.963cm"/>
    </style:style>
    <style:style style:name="gr4" style:family="graphic" style:parent-style-name="standard">
      <style:graphic-properties draw:fill-color="#aea79f" draw:textarea-horizontal-align="justify" draw:textarea-vertical-align="top" draw:auto-grow-height="false" fo:min-height="11.778cm" fo:min-width="14.101cm"/>
    </style:style>
    <style:style style:name="gr5" style:family="graphic" style:parent-style-name="standard">
      <style:graphic-properties draw:textarea-horizontal-align="justify" draw:textarea-vertical-align="top" draw:auto-grow-height="false" fo:min-height="11.277cm" fo:min-width="3.02cm"/>
    </style:style>
    <style:style style:name="gr6" style:family="graphic" style:parent-style-name="standard">
      <style:graphic-properties draw:textarea-horizontal-align="justify" draw:textarea-vertical-align="top" draw:auto-grow-height="false" fo:min-height="10.985cm" fo:min-width="5.728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6e6ff"/>
      <style:paragraph-properties fo:text-align="start"/>
    </style:style>
    <style:style style:name="P3" style:family="paragraph">
      <loext:graphic-properties draw:fill-color="#aea79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cm" svg:height="24.5cm" svg:x="2cm" svg:y="2cm">
          <text:p text:style-name="P1">main</text:p>
          <draw:enhanced-geometry svg:viewBox="0 0 21600 21600" draw:path-stretchpoint-x="10800" draw:path-stretchpoint-y="10800" draw:text-areas="?f3 ?f4 ?f5 ?f6" draw:type="round-rectangle" draw:modifiers="733.086289041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5.901cm" svg:height="3.772cm" draw:transform="skewX (0.00349065850398866) rotate (0.00349065850398866) translate (2.5cm 3.328cm)">
          <text:p text:style-name="P1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5.901cm" svg:height="4.5cm" draw:transform="skewX (0.00349065850398866) rotate (0.00349065850398866) translate (2.5cm 21.3cm)">
          <text:p text:style-name="P1">fo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901cm" svg:height="13.328cm" draw:transform="skewX (0.00349065850398866) rotate (0.00349065850398866) translate (2.5cm 7.5cm)">
          <text:p text:style-name="P1">middle</text:p>
          <draw:enhanced-geometry svg:viewBox="0 0 21600 21600" draw:path-stretchpoint-x="10800" draw:path-stretchpoint-y="10800" draw:text-areas="?f3 ?f4 ?f5 ?f6" draw:type="round-rectangle" draw:modifiers="1041.998649561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9cm" svg:height="11.907cm" draw:transform="skewX (0.00349065850398866) rotate (0.00349065850398866) translate (2.7cm 8.6cm)">
          <text:p text:style-name="P1">l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9cm" svg:height="11.907cm" draw:transform="skewX (0.00349065850398866) rotate (0.00349065850398866) translate (6.9cm 8.524cm)">
          <text:p text:style-name="P1">cont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9cm" svg:height="11.907cm" draw:transform="skewX (0.00349065850398866) rotate (0.00349065850398866) translate (14.1cm 8.593cm)">
          <text:p text:style-name="P1">rig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0:26:04.621856579</meta:creation-date>
    <dc:date>2017-02-07T06:42:50.587627243</dc:date>
    <meta:editing-duration>PT4H52M34S</meta:editing-duration>
    <meta:editing-cycles>2</meta:editing-cycles>
    <meta:generator>LibreOffice/5.2.2.2$Linux_X86_64 LibreOffice_project/20m0$Build-2</meta:generator>
    <meta:document-statistic meta:object-count="7"/>
  </office:meta>
</office:document-meta>
</file>